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LionTale1" svg:font-family="BLionTale"/>
    <style:font-face style:name="Lucida Sans1" svg:font-family="'Lucida Sans'" style:font-family-generic="swiss"/>
    <style:font-face style:name="BLionTale" svg:font-family="BLionTa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LionTale">
      <style:text-properties style:font-name="BLionTale" fo:font-size="24pt" officeooo:rsid="0014bcd1" officeooo:paragraph-rsid="0014bcd1" style:font-size-asian="24pt" style:font-size-complex="24pt"/>
    </style:style>
    <style:style style:name="T1" style:family="text">
      <style:text-properties style:font-name="BLionTale1" style:font-name-asian="BLionTale1" style:font-name-complex="BLionTale1"/>
    </style:style>
    <style:style style:name="T2" style:family="text">
      <style:text-properties style:font-name="BLionTale1" fo:font-size="18pt" style:font-name-asian="BLionTale1" style:font-size-asian="18pt" style:font-name-complex="BLionTale1" style:font-size-complex="18pt"/>
    </style:style>
    <style:style style:name="T3" style:family="text">
      <style:text-properties style:font-name="BLionTale1" fo:font-size="24pt" style:font-name-asian="BLionTale1" style:font-size-asian="24pt" style:font-name-complex="BLionTale1" style:font-size-complex="24pt"/>
    </style:style>
    <style:style style:name="T4" style:family="text">
      <style:text-properties officeooo:rsid="0015f8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567890ABCDEFGHIJKLMNOP<text:span text:style-name="T4">QRSTUVWXYZÀÂÊËÉÈÎÖÔÛÙ!,;:.?-/()</text:span><text:span text:style-name="T1">☀★♥*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LionTale1" svg:font-family="BLionTale"/>
    <style:font-face style:name="Lucida Sans1" svg:font-family="'Lucida Sans'" style:font-family-generic="swiss"/>
    <style:font-face style:name="BLionTale" svg:font-family="BLionTa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LionTale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16T22:26:38.519014189</meta:creation-date>
    <dc:date>2020-12-16T23:23:39.633631132</dc:date>
    <meta:editing-duration>PT6M40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1"/>
    <meta:generator>LibreOffice/6.3.5.2$Linux_X86_64 LibreOffice_project/30$Build-2</meta:generator>
  </office:meta>
</office:document-meta>
</file>